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0ea0428"/>
    </style:style>
    <style:style style:name="P2" style:family="paragraph" style:parent-style-name="Text_20_body">
      <style:text-properties officeooo:rsid="00e598cd" officeooo:paragraph-rsid="00eb889c"/>
    </style:style>
    <style:style style:name="P3" style:family="paragraph" style:parent-style-name="Text_20_body">
      <style:text-properties officeooo:rsid="00e598cd" officeooo:paragraph-rsid="00f0fd6e"/>
    </style:style>
    <style:style style:name="P4" style:family="paragraph" style:parent-style-name="Text_20_body">
      <style:text-properties officeooo:rsid="00e598cd" officeooo:paragraph-rsid="0107e222"/>
    </style:style>
    <style:style style:name="P5" style:family="paragraph" style:parent-style-name="Text_20_body">
      <style:text-properties officeooo:rsid="00f4c05a" officeooo:paragraph-rsid="00f4c05a"/>
    </style:style>
    <style:style style:name="P6" style:family="paragraph" style:parent-style-name="Text_20_body">
      <style:text-properties fo:color="#ff3333" fo:font-weight="bold" officeooo:rsid="00e598cd" officeooo:paragraph-rsid="00ea0428" style:font-weight-asian="bold" style:font-weight-complex="bold"/>
    </style:style>
    <style:style style:name="P7" style:family="paragraph" style:parent-style-name="Text_20_body">
      <style:text-properties officeooo:rsid="0114eae6" officeooo:paragraph-rsid="0114eae6"/>
    </style:style>
    <style:style style:name="P8" style:family="paragraph" style:parent-style-name="Text_20_body">
      <style:text-properties officeooo:rsid="01164fd5" officeooo:paragraph-rsid="01164fd5"/>
    </style:style>
    <style:style style:name="P9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10" style:family="paragraph" style:parent-style-name="Preformatted_20_Text">
      <style:text-properties officeooo:rsid="01118ebf" officeooo:paragraph-rsid="01118ebf"/>
    </style:style>
    <style:style style:name="P11" style:family="paragraph" style:parent-style-name="Preformatted_20_Text">
      <style:text-properties officeooo:rsid="00e598cd" officeooo:paragraph-rsid="00ea0428"/>
    </style:style>
    <style:style style:name="P1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4" style:family="paragraph" style:parent-style-name="Standard">
      <style:text-properties fo:color="#008000" style:font-name="Droid Sans Mono" fo:font-size="10.5pt" fo:font-weight="normal" officeooo:rsid="0114eae6" officeooo:paragraph-rsid="0114eae6" fo:background-color="#ffffff"/>
    </style:style>
    <style:style style:name="P15" style:family="paragraph" style:parent-style-name="Text_20_body" style:list-style-name="L1">
      <style:text-properties officeooo:rsid="00e598cd" officeooo:paragraph-rsid="00ea0428"/>
    </style:style>
    <style:style style:name="P16" style:family="paragraph" style:parent-style-name="Text_20_body" style:list-style-name="L2">
      <style:text-properties officeooo:rsid="00e598cd" officeooo:paragraph-rsid="00ea0428"/>
    </style:style>
    <style:style style:name="P17" style:family="paragraph" style:parent-style-name="Text_20_body" style:list-style-name="L3">
      <style:text-properties officeooo:rsid="00e598cd" officeooo:paragraph-rsid="00ea0428"/>
    </style:style>
    <style:style style:name="P18" style:family="paragraph" style:parent-style-name="Text_20_body" style:list-style-name="L3">
      <style:text-properties officeooo:rsid="00e598cd" officeooo:paragraph-rsid="00f4c05a"/>
    </style:style>
    <style:style style:name="P19" style:family="paragraph" style:parent-style-name="Text_20_body" style:list-style-name="L3">
      <style:text-properties officeooo:rsid="00e598cd" officeooo:paragraph-rsid="00fb6e4f"/>
    </style:style>
    <style:style style:name="P20" style:family="paragraph" style:parent-style-name="Text_20_body" style:list-style-name="L3">
      <style:text-properties officeooo:rsid="00e598cd" officeooo:paragraph-rsid="0103f66f"/>
    </style:style>
    <style:style style:name="P21" style:family="paragraph" style:parent-style-name="Text_20_body" style:list-style-name="L4">
      <style:text-properties officeooo:rsid="00e598cd" officeooo:paragraph-rsid="00ea0428"/>
    </style:style>
    <style:style style:name="P22" style:family="paragraph" style:parent-style-name="Text_20_body" style:list-style-name="L5">
      <style:text-properties officeooo:rsid="00e598cd" officeooo:paragraph-rsid="00eb889c"/>
    </style:style>
    <style:style style:name="P23" style:family="paragraph" style:parent-style-name="Text_20_body">
      <style:text-properties officeooo:rsid="00e598cd" officeooo:paragraph-rsid="011bed83"/>
    </style:style>
    <style:style style:name="P24" style:family="paragraph" style:parent-style-name="Text_20_body">
      <style:text-properties officeooo:rsid="00eb889c" officeooo:paragraph-rsid="00758099"/>
    </style:style>
    <style:style style:name="P25" style:family="paragraph" style:parent-style-name="Text_20_body" style:list-style-name="L3">
      <style:text-properties officeooo:rsid="00fa49af" officeooo:paragraph-rsid="00fb6e4f"/>
    </style:style>
    <style:style style:name="P26" style:family="paragraph" style:parent-style-name="Text_20_body">
      <style:text-properties fo:font-size="7pt" officeooo:rsid="00758099" officeooo:paragraph-rsid="011bed83" style:font-size-asian="7pt" style:font-size-complex="7pt"/>
    </style:style>
    <style:style style:name="P27" style:family="paragraph" style:parent-style-name="Preformatted_20_Text">
      <style:text-properties officeooo:rsid="01118ebf" officeooo:paragraph-rsid="01118ebf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0ed8b68"/>
    </style:style>
    <style:style style:name="T4" style:family="text">
      <style:text-properties officeooo:rsid="00f0fd6e"/>
    </style:style>
    <style:style style:name="T5" style:family="text">
      <style:text-properties officeooo:rsid="00f114d8"/>
    </style:style>
    <style:style style:name="T6" style:family="text">
      <style:text-properties officeooo:rsid="00f4c05a"/>
    </style:style>
    <style:style style:name="T7" style:family="text">
      <style:text-properties fo:color="#c0c0c0"/>
    </style:style>
    <style:style style:name="T8" style:family="text">
      <style:text-properties fo:color="#008000"/>
    </style:style>
    <style:style style:name="T9" style:family="text">
      <style:text-properties officeooo:rsid="00e598cd"/>
    </style:style>
    <style:style style:name="T10" style:family="text">
      <style:text-properties officeooo:rsid="00f8cc3f"/>
    </style:style>
    <style:style style:name="T11" style:family="text">
      <style:text-properties officeooo:rsid="00fa49af"/>
    </style:style>
    <style:style style:name="T12" style:family="text">
      <style:text-properties officeooo:rsid="00fb6e4f"/>
    </style:style>
    <style:style style:name="T13" style:family="text">
      <style:text-properties officeooo:rsid="00fc374f"/>
    </style:style>
    <style:style style:name="T14" style:family="text">
      <style:text-properties officeooo:rsid="00fde1c5"/>
    </style:style>
    <style:style style:name="T15" style:family="text">
      <style:text-properties officeooo:rsid="00ffbcfe"/>
    </style:style>
    <style:style style:name="T16" style:family="text">
      <style:text-properties officeooo:rsid="0107fe97"/>
    </style:style>
    <style:style style:name="T17" style:family="text">
      <style:text-properties officeooo:rsid="0109c0eb"/>
    </style:style>
    <style:style style:name="T18" style:family="text">
      <style:text-properties fo:color="#808000"/>
    </style:style>
    <style:style style:name="T19" style:family="text">
      <style:text-properties fo:color="#800080"/>
    </style:style>
    <style:style style:name="T20" style:family="text">
      <style:text-properties fo:color="#000080"/>
    </style:style>
    <style:style style:name="T21" style:family="text">
      <style:text-properties fo:color="#8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SON configuration</text:h>
      <text:p text:style-name="P26">190<text:span text:style-name="T1">917</text:span>, updated <text:span text:style-name="T1">17</text:span>.<text:span text:style-name="T1">9</text:span>.2019/pekka</text:p>
      <text:p text:style-name="P23"><text:span text:style-name="T4">W</text:span>e <text:span text:style-name="T17">specify hardware configuration </text:span>as JSON and then generate the C file automatically by Python. Simple case: WORK_LIGHT binary output turns on the lights. <text:s/><text:span text:style-name="T17">The example IO application is called “jane” and example hardware it runs on is named “carol” (ESP32 development board).</text:span></text:p>
      <text:p text:style-name="P3"/>
      <text:list xml:id="list2005431666305152954" text:style-name="L3">
        <text:list-item>
          <text:p text:style-name="P17"><text:span text:style-name="T14">T</text:span>he WORK_LIGHT <text:span text:style-name="T14">output is mapped to specific IO pin </text:span>by <text:span text:style-name="T13">gpio pin number</text:span>, or bank number and pin <text:span text:style-name="T13">number </text:span>within bank. <text:span text:style-name="T13">W</text:span>e may <text:span text:style-name="T13">also </text:span>have some <text:span text:style-name="T13">attributes</text:span> <text:span text:style-name="T13">for </text:span>IO <text:span text:style-name="T13">pin</text:span>. <text:span text:style-name="T14">For example </text:span>LIGHT_SWITCH <text:span text:style-name="T14">input c</text:span>ould <text:span text:style-name="T14">have</text:span> sensing speed to filter out very short pulses, etc. For analog <text:span text:style-name="T3">input</text:span>, PWMs, etc, there can be a lot of parameters.</text:p>
        </text:list-item>
        <text:list-item>
          <text:p text:style-name="P18">So one pin <text:span text:style-name="T15">(</text:span>or more generally IO item <text:span text:style-name="T15">since we can include timers etc)</text:span>, <text:span text:style-name="T15">is </text:span>configured by <text:span text:style-name="T15">set of attribytes, name</text:span>, <text:span text:style-name="T6">type, address and various </text:span>parameters. For example <text:span text:style-name="T15">a</text:span> <text:s/><text:span text:style-name="T6">digital output</text:span> WORK_LIGHT <text:span text:style-name="T6">is at address 3 of bank 1</text:span>, <text:s/><text:span text:style-name="T6">or digital input </text:span>LIGHT_SWITCH<text:span text:style-name="T6"> is address 2 of bank 4 using filtering speed 3.</text:span></text:p>
        </text:list-item>
        <text:list-item>
          <text:p text:style-name="P19"><text:span text:style-name="T12">An IO pin </text:span>is “<text:span text:style-name="T11">input”, “output”, “analoginput”</text:span>...</text:p>
        </text:list-item>
        <text:list-item>
          <text:p text:style-name="P25">Pin attributes are <text:s/>“bank”, “addr”, “speed”...</text:p>
        </text:list-item>
        <text:list-item>
          <text:p text:style-name="P17"><text:span text:style-name="T11">Attribute values excluding group </text:span>are always integers.</text:p>
        </text:list-item>
        <text:list-item>
          <text:p text:style-name="P20">Some parameters can be changed while the code runs, like speed.</text:p>
        </text:list-item>
      </text:list>
      <text:p text:style-name="P1"/>
      <text:p text:style-name="P5"><text:span text:style-name="T10">As JSON t</text:span>his <text:span text:style-name="T10">pin setup </text:span>would look something like:</text:p>
      <text:p text:style-name="P5"/>
      <text:p text:style-name="P10">{</text:p>
      <text:p text:style-name="P10"><text:s text:c="2"/>"pins": {</text:p>
      <text:p text:style-name="P10"><text:s text:c="4"/>"name": "jane",</text:p>
      <text:p text:style-name="P10"><text:s text:c="4"/>"title": "IO pin setup for 'jane' application on 'carol' hardware",</text:p>
      <text:p text:style-name="P10"><text:s text:c="4"/>"inputs": {</text:p>
      <text:p text:style-name="P10"><text:tab/> <text:s/>"LIGHT_SWITCH": {"bank": 4, "addr": 2, "speed": 3},</text:p>
      <text:p text:style-name="P10"><text:tab/> <text:s/>"GARAGE_DOOR_SWITCH": {"bank": 1, "addr": 5}</text:p>
      <text:p text:style-name="P10"><text:s text:c="4"/>},</text:p>
      <text:p text:style-name="P10"><text:s text:c="4"/>"outputs": {</text:p>
      <text:p text:style-name="P10"><text:tab/> <text:s/>"WORK_LIGHT": {"bank": 1, "addr": 3, "group": "MYLIGHTS"},</text:p>
      <text:p text:style-name="P10"><text:tab/> <text:s/>"NIGHT_LIGHT": {"bank": 1, "addr": 5, "group": "MYLIGHTS"}</text:p>
      <text:p text:style-name="P10"><text:s text:c="4"/>},</text:p>
      <text:p text:style-name="P10"><text:s text:c="4"/>"analog_inputs": {</text:p>
      <text:p text:style-name="P10"><text:tab/> <text:s/>"TEMPERATURE_SENSOR": {"bank": 2, "addr": 2, "speed": 3, "delay": 11}</text:p>
      <text:p text:style-name="P10"><text:s text:c="4"/>}</text:p>
      <text:p text:style-name="P10"><text:s text:c="2"/>}</text:p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7T03:51:17.108742994</dc:date>
    <meta:editing-duration>P2DT10H28M9S</meta:editing-duration>
    <meta:editing-cycles>231</meta:editing-cycles>
    <meta:generator>LibreOffice/5.2.7.2$Linux_X86_64 LibreOffice_project/20m0$Build-2</meta:generator>
    <meta:document-statistic meta:table-count="0" meta:image-count="0" meta:object-count="0" meta:page-count="1" meta:paragraph-count="27" meta:word-count="265" meta:character-count="1673" meta:non-whitespace-character-count="1386"/>
  </office:meta>
</office:document-meta>
</file>